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12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11"/>
    <style:style style:name="ce4" style:family="table-cell" style:parent-style-name="Default" style:data-style-name="N2"/>
    <style:style style:name="ce5" style:family="table-cell" style:parent-style-name="Default" style:data-style-name="N123"/>
    <style:style style:name="ce6" style:family="table-cell" style:parent-style-name="Default" style:data-style-name="N122"/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6.391cm" svg:y="0cm">
            <draw:object draw:notify-on-update-of-ranges="Sheet1.H3:Sheet1.H12 Sheet1.G2:Sheet1.G2 Sheet1.G3:Sheet1.G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2]/1023*5" office:value-type="float" office:value="2.48289345063539" calcext:value-type="float">
            <text:p>2.483</text:p>
          </table:table-cell>
          <table:table-cell office:value-type="string" calcext:value-type="string">
            <text:p>N=</text:p>
          </table:table-cell>
          <table:table-cell table:formula="of:=COUNT([.A2:.A101])" office:value-type="float" office:value="100" calcext:value-type="float">
            <text:p>100</text:p>
          </table:table-cell>
          <table:table-cell table:formula="of:=COUNT([.B2:.B101])" office:value-type="float" office:value="100" calcext:value-type="float">
            <text:p>100</text:p>
          </table:table-cell>
          <table:table-cell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3]/1023*5" office:value-type="float" office:value="2.48778103616813" calcext:value-type="float">
            <text:p>2.488</text:p>
          </table:table-cell>
          <table:table-cell office:value-type="string" calcext:value-type="string">
            <text:p>KURT</text:p>
          </table:table-cell>
          <table:table-cell table:style-name="ce3" table:formula="of:=KURT([.A2:.A101])" office:value-type="float" office:value="30.6494746437719" calcext:value-type="float">
            <text:p>30.6</text:p>
          </table:table-cell>
          <table:table-cell table:style-name="ce3" table:formula="of:=KURT([.B2:.B101])" office:value-type="float" office:value="30.6494746437692" calcext:value-type="float">
            <text:p>30.6</text:p>
          </table:table-cell>
          <table:table-cell table:style-name="ce3"/>
          <table:table-cell table:formula="of:=COUNTIF([.$A$2:.$A$101];[.H3])"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4]/1023*5" office:value-type="float" office:value="2.48289345063539" calcext:value-type="float">
            <text:p>2.483</text:p>
          </table:table-cell>
          <table:table-cell office:value-type="string" calcext:value-type="string">
            <text:p>SKEW</text:p>
          </table:table-cell>
          <table:table-cell table:style-name="ce4" table:formula="of:=SKEW([.A2:.A101])" office:value-type="float" office:value="3.45079098638092" calcext:value-type="float">
            <text:p>3.45</text:p>
          </table:table-cell>
          <table:table-cell table:style-name="ce4" table:formula="of:=SKEW([.B2:.B101])" office:value-type="float" office:value="3.45079098638032" calcext:value-type="float">
            <text:p>3.45</text:p>
          </table:table-cell>
          <table:table-cell table:style-name="ce4"/>
          <table:table-cell table:formula="of:=COUNTIF([.$A$2:.$A$101];[.H4])" office:value-type="float" office:value="2" calcext:value-type="float">
            <text:p>2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]/1023*5" office:value-type="float" office:value="2.48778103616813" calcext:value-type="float">
            <text:p>2.488</text:p>
          </table:table-cell>
          <table:table-cell table:number-columns-repeated="4"/>
          <table:table-cell table:formula="of:=COUNTIF([.$A$2:.$A$101];[.H5])" office:value-type="float" office:value="2" calcext:value-type="float">
            <text:p>2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6]/1023*5" office:value-type="float" office:value="2.48289345063539" calcext:value-type="float">
            <text:p>2.483</text:p>
          </table:table-cell>
          <table:table-cell office:value-type="string" calcext:value-type="string">
            <text:p>AVG</text:p>
          </table:table-cell>
          <table:table-cell table:formula="of:=AVERAGE([.A2:.A101])" office:value-type="float" office:value="508.64" calcext:value-type="float">
            <text:p>508.64</text:p>
          </table:table-cell>
          <table:table-cell table:style-name="ce5" table:formula="of:=AVERAGE([.B2:.B101])" office:value-type="float" office:value="2.48602150537635" calcext:value-type="float">
            <text:p>2.4860</text:p>
          </table:table-cell>
          <table:table-cell table:style-name="ce5" office:value-type="string" calcext:value-type="string">
            <text:p>V</text:p>
          </table:table-cell>
          <table:table-cell table:formula="of:=COUNTIF([.$A$2:.$A$101];[.H6])" office:value-type="float" office:value="34" calcext:value-type="float">
            <text:p>3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7]/1023*5" office:value-type="float" office:value="2.48289345063539" calcext:value-type="float">
            <text:p>2.483</text:p>
          </table:table-cell>
          <table:table-cell office:value-type="string" calcext:value-type="string">
            <text:p>MEDIAN</text:p>
          </table:table-cell>
          <table:table-cell table:formula="of:=MEDIAN(([.A2:.A101]))" office:value-type="float" office:value="509" calcext:value-type="float">
            <text:p>509</text:p>
          </table:table-cell>
          <table:table-cell table:style-name="ce5" table:formula="of:=MEDIAN(([.B2:.B101]))" office:value-type="float" office:value="2.48778103616813" calcext:value-type="float">
            <text:p>2.4878</text:p>
          </table:table-cell>
          <table:table-cell table:style-name="ce5" office:value-type="string" calcext:value-type="string">
            <text:p>V</text:p>
          </table:table-cell>
          <table:table-cell table:formula="of:=COUNTIF([.$A$2:.$A$101];[.H7])" office:value-type="float" office:value="58" calcext:value-type="float">
            <text:p>58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8]/1023*5" office:value-type="float" office:value="2.48778103616813" calcext:value-type="float">
            <text:p>2.488</text:p>
          </table:table-cell>
          <table:table-cell office:value-type="string" calcext:value-type="string">
            <text:p>MODE</text:p>
          </table:table-cell>
          <table:table-cell table:formula="of:=MODE([.A2:.A101])" office:value-type="float" office:value="509" calcext:value-type="float">
            <text:p>509</text:p>
          </table:table-cell>
          <table:table-cell table:style-name="ce5" table:formula="of:=MODE([.B2:.B101])" office:value-type="float" office:value="2.48778103616813" calcext:value-type="float">
            <text:p>2.4878</text:p>
          </table:table-cell>
          <table:table-cell table:style-name="ce5" office:value-type="string" calcext:value-type="string">
            <text:p>V</text:p>
          </table:table-cell>
          <table:table-cell table:formula="of:=COUNTIF([.$A$2:.$A$101];[.H8])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9]/1023*5" office:value-type="float" office:value="2.48778103616813" calcext:value-type="float">
            <text:p>2.488</text:p>
          </table:table-cell>
          <table:table-cell table:number-columns-repeated="4"/>
          <table:table-cell table:formula="of:=COUNTIF([.$A$2:.$A$101];[.H9])" office:value-type="float" office:value="2" calcext:value-type="float">
            <text:p>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10]/1023*5" office:value-type="float" office:value="2.49755620723363" calcext:value-type="float">
            <text:p>2.498</text:p>
          </table:table-cell>
          <table:table-cell office:value-type="string" calcext:value-type="string">
            <text:p>STDEV</text:p>
          </table:table-cell>
          <table:table-cell table:formula="of:=STDEV([.A2:.A101])" office:value-type="float" office:value="1.27540843131393" calcext:value-type="float">
            <text:p>1.27540843131393</text:p>
          </table:table-cell>
          <table:table-cell table:style-name="ce6" table:formula="of:=STDEV([.B2:.B101])" office:value-type="float" office:value="0.00623366779723329" calcext:value-type="float">
            <text:p>0.00623</text:p>
          </table:table-cell>
          <table:table-cell table:style-name="ce6" office:value-type="string" calcext:value-type="string">
            <text:p>V</text:p>
          </table:table-cell>
          <table:table-cell table:formula="of:=COUNTIF([.$A$2:.$A$101];[.H10])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11]/1023*5" office:value-type="float" office:value="2.48778103616813" calcext:value-type="float">
            <text:p>2.488</text:p>
          </table:table-cell>
          <table:table-cell office:value-type="string" calcext:value-type="string">
            <text:p>STD.ERR</text:p>
          </table:table-cell>
          <table:table-cell table:formula="of:=[.D10]/SQRT([.D2])" office:value-type="float" office:value="0.127540843131393" calcext:value-type="float">
            <text:p>0.127540843131393</text:p>
          </table:table-cell>
          <table:table-cell table:style-name="ce6" table:formula="of:=[.E10]/SQRT([.E2])" office:value-type="float" office:value="0.000623366779723329" calcext:value-type="float">
            <text:p>0.00062</text:p>
          </table:table-cell>
          <table:table-cell table:style-name="ce6" office:value-type="string" calcext:value-type="string">
            <text:p>V</text:p>
          </table:table-cell>
          <table:table-cell table:formula="of:=COUNTIF([.$A$2:.$A$101];[.H11])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12]/1023*5" office:value-type="float" office:value="2.48778103616813" calcext:value-type="float">
            <text:p>2.488</text:p>
          </table:table-cell>
          <table:table-cell office:value-type="string" calcext:value-type="string">
            <text:p>CONF.INT.</text:p>
          </table:table-cell>
          <table:table-cell table:formula="of:=CONFIDENCE(0.05;[.D10];100)" office:value-type="float" office:value="0.249975459095404" calcext:value-type="float">
            <text:p>0.249975459095404</text:p>
          </table:table-cell>
          <table:table-cell table:style-name="ce6" table:formula="of:=CONFIDENCE(0.05;[.E10];100)" office:value-type="float" office:value="0.00122177643741644" calcext:value-type="float">
            <text:p>0.00122</text:p>
          </table:table-cell>
          <table:table-cell table:style-name="ce6" office:value-type="string" calcext:value-type="string">
            <text:p>V</text:p>
          </table:table-cell>
          <table:table-cell table:formula="of:=COUNTIF([.$A$2:.$A$101];[.H12])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13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14]/1023*5" office:value-type="float" office:value="2.48289345063539" calcext:value-type="float">
            <text:p>2.483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15]/1023*5" office:value-type="float" office:value="2.48289345063539" calcext:value-type="float">
            <text:p>2.483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16]/1023*5" office:value-type="float" office:value="2.48289345063539" calcext:value-type="float">
            <text:p>2.483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17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18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19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20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21]/1023*5" office:value-type="float" office:value="2.48289345063539" calcext:value-type="float">
            <text:p>2.483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22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23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24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25]/1023*5" office:value-type="float" office:value="2.4633431085044" calcext:value-type="float">
            <text:p>2.463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26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27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28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29]/1023*5" office:value-type="float" office:value="2.48289345063539" calcext:value-type="float">
            <text:p>2.483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30]/1023*5" office:value-type="float" office:value="2.48289345063539" calcext:value-type="float">
            <text:p>2.483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31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32]/1023*5" office:value-type="float" office:value="2.48289345063539" calcext:value-type="float">
            <text:p>2.483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33]/1023*5" office:value-type="float" office:value="2.48289345063539" calcext:value-type="float">
            <text:p>2.483</text:p>
          </table:table-cell>
          <table:table-cell table:number-columns-repeated="6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34]/1023*5" office:value-type="float" office:value="2.49755620723363" calcext:value-type="float">
            <text:p>2.49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35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36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37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38]/1023*5" office:value-type="float" office:value="2.48289345063539" calcext:value-type="float">
            <text:p>2.483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39]/1023*5" office:value-type="float" office:value="2.48289345063539" calcext:value-type="float">
            <text:p>2.483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40]/1023*5" office:value-type="float" office:value="2.48289345063539" calcext:value-type="float">
            <text:p>2.483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41]/1023*5" office:value-type="float" office:value="2.48289345063539" calcext:value-type="float">
            <text:p>2.483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42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43]/1023*5" office:value-type="float" office:value="2.48289345063539" calcext:value-type="float">
            <text:p>2.483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44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45]/1023*5" office:value-type="float" office:value="2.48289345063539" calcext:value-type="float">
            <text:p>2.483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46]/1023*5" office:value-type="float" office:value="2.48289345063539" calcext:value-type="float">
            <text:p>2.483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47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48]/1023*5" office:value-type="float" office:value="2.47311827956989" calcext:value-type="float">
            <text:p>2.473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49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0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]/1023*5" office:value-type="float" office:value="2.48289345063539" calcext:value-type="float">
            <text:p>2.483</text:p>
          </table:table-cell>
          <table:table-cell table:number-columns-repeated="6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]/1023*5" office:value-type="float" office:value="2.53176930596285" calcext:value-type="float">
            <text:p>2.532</text:p>
          </table:table-cell>
          <table:table-cell table:number-columns-repeated="6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3]/1023*5" office:value-type="float" office:value="2.47311827956989" calcext:value-type="float">
            <text:p>2.473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4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5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6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7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8]/1023*5" office:value-type="float" office:value="2.48289345063539" calcext:value-type="float">
            <text:p>2.483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9]/1023*5" office:value-type="float" office:value="2.48289345063539" calcext:value-type="float">
            <text:p>2.483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60]/1023*5" office:value-type="float" office:value="2.48289345063539" calcext:value-type="float">
            <text:p>2.483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61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62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63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64]/1023*5" office:value-type="float" office:value="2.48289345063539" calcext:value-type="float">
            <text:p>2.483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65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66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67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68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69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70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71]/1023*5" office:value-type="float" office:value="2.47800586510264" calcext:value-type="float">
            <text:p>2.478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72]/1023*5" office:value-type="float" office:value="2.48289345063539" calcext:value-type="float">
            <text:p>2.483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73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74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75]/1023*5" office:value-type="float" office:value="2.48289345063539" calcext:value-type="float">
            <text:p>2.483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76]/1023*5" office:value-type="float" office:value="2.48289345063539" calcext:value-type="float">
            <text:p>2.483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77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78]/1023*5" office:value-type="float" office:value="2.48289345063539" calcext:value-type="float">
            <text:p>2.483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79]/1023*5" office:value-type="float" office:value="2.48289345063539" calcext:value-type="float">
            <text:p>2.483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80]/1023*5" office:value-type="float" office:value="2.48289345063539" calcext:value-type="float">
            <text:p>2.483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81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82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83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84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85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86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87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88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89]/1023*5" office:value-type="float" office:value="2.48289345063539" calcext:value-type="float">
            <text:p>2.483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90]/1023*5" office:value-type="float" office:value="2.48289345063539" calcext:value-type="float">
            <text:p>2.483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91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92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93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94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95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96]/1023*5" office:value-type="float" office:value="2.47800586510264" calcext:value-type="float">
            <text:p>2.47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97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98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99]/1023*5" office:value-type="float" office:value="2.48778103616813" calcext:value-type="float">
            <text:p>2.488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100]/1023*5" office:value-type="float" office:value="2.48289345063539" calcext:value-type="float">
            <text:p>2.483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101]/1023*5" office:value-type="float" office:value="2.48289345063539" calcext:value-type="float">
            <text:p>2.483</text:p>
          </table:table-cell>
          <table:table-cell table:number-columns-repeated="6"/>
        </table:table-row>
        <table:table-row table:style-name="ro1" table:number-rows-repeated="10484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shapes>
          <draw:frame draw:z-index="0" draw:style-name="gr1" draw:text-style-name="P1" svg:width="15.999cm" svg:height="8.999cm" svg:x="15.822cm" svg:y="0.89cm">
            <draw:object draw:notify-on-update-of-ranges="Sheet2.F3:Sheet2.F7 Sheet2.G2:Sheet2.G2 Sheet2.G3:Sheet2.G7 Sheet2.H2:Sheet2.H2 Sheet2.H3:Sheet2.H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2" table:number-columns-repeated="3" table:default-cell-style-name="ce13"/>
        <table:table-row table:style-name="ro1"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formula="of:=COUNT([.A2:.A15])" office:value-type="float" office:value="14" calcext:value-type="float">
            <text:p>14</text:p>
          </table:table-cell>
          <table:table-cell table:formula="of:=COUNT([.B2:.B15])" office:value-type="float" office:value="14" calcext:value-type="float">
            <text:p>14</text:p>
          </table:table-cell>
          <table:table-cell office:value-type="string" calcext:value-type="string">
            <text:p>rang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KURT</text:p>
          </table:table-cell>
          <table:table-cell table:formula="of:=KURT([.A2:.A15])" office:value-type="float" office:value="0.014828785942989" calcext:value-type="float">
            <text:p>0.014828785942989</text:p>
          </table:table-cell>
          <table:table-cell table:formula="of:=KURT([.B2:.B15])" office:value-type="float" office:value="-0.348776223776227" calcext:value-type="float">
            <text:p>-0.348776223776227</text:p>
          </table:table-cell>
          <table:table-cell office:value-type="float" office:value="2" calcext:value-type="float">
            <text:p>2</text:p>
          </table:table-cell>
          <table:table-cell table:formula="of:=COUNTIF([.$A$2:.$A$15];[.F3])" office:value-type="float" office:value="2" calcext:value-type="float">
            <text:p>2</text:p>
          </table:table-cell>
          <table:table-cell table:formula="of:=COUNTIF([.$B$2:.$B$15];[.F3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KEW</text:p>
          </table:table-cell>
          <table:table-cell table:formula="of:=SKEW([.A2:.A15])" office:value-type="float" office:value="0.105110532105822" calcext:value-type="float">
            <text:p>0.105110532105822</text:p>
          </table:table-cell>
          <table:table-cell table:formula="of:=SKEW([.B2:.B15])" office:value-type="float" office:value="-0.966716825196675" calcext:value-type="float">
            <text:p>-0.966716825196675</text:p>
          </table:table-cell>
          <table:table-cell office:value-type="float" office:value="3" calcext:value-type="float">
            <text:p>3</text:p>
          </table:table-cell>
          <table:table-cell table:formula="of:=COUNTIF([.$A$2:.$A$15];[.F4])" office:value-type="float" office:value="3" calcext:value-type="float">
            <text:p>3</text:p>
          </table:table-cell>
          <table:table-cell table:formula="of:=COUNTIF([.$B$2:.$B$15];[.F4]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 table:formula="of:=COUNTIF([.$A$2:.$A$15];[.F5])" office:value-type="float" office:value="6" calcext:value-type="float">
            <text:p>6</text:p>
          </table:table-cell>
          <table:table-cell table:formula="of:=COUNTIF([.$B$2:.$B$15];[.F5]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VG</text:p>
          </table:table-cell>
          <table:table-cell table:formula="of:=AVERAGE([.A2:.A15])" office:value-type="float" office:value="3.78571428571429" calcext:value-type="float">
            <text:p>3.78571428571429</text:p>
          </table:table-cell>
          <table:table-cell table:formula="of:=AVERAGE([.B2:.B15])" office:value-type="float" office:value="3.42857142857143" calcext:value-type="float">
            <text:p>3.42857142857143</text:p>
          </table:table-cell>
          <table:table-cell office:value-type="float" office:value="5" calcext:value-type="float">
            <text:p>5</text:p>
          </table:table-cell>
          <table:table-cell table:formula="of:=COUNTIF([.$A$2:.$A$15];[.F6])" office:value-type="float" office:value="2" calcext:value-type="float">
            <text:p>2</text:p>
          </table:table-cell>
          <table:table-cell table:formula="of:=COUNTIF([.$B$2:.$B$15];[.F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</text:p>
          </table:table-cell>
          <table:table-cell table:formula="of:=MODE([.A2:.A15])" office:value-type="float" office:value="4" calcext:value-type="float">
            <text:p>4</text:p>
          </table:table-cell>
          <table:table-cell table:formula="of:=MODE([.B2:.B15]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COUNTIF([.$A$2:.$A$15];[.F7])" office:value-type="float" office:value="1" calcext:value-type="float">
            <text:p>1</text:p>
          </table:table-cell>
          <table:table-cell table:formula="of:=COUNTIF([.$B$2:.$B$15];[.F7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IAN</text:p>
          </table:table-cell>
          <table:table-cell table:formula="of:=MEDIAN([.A2:.A15])" office:value-type="float" office:value="4" calcext:value-type="float">
            <text:p>4</text:p>
          </table:table-cell>
          <table:table-cell table:formula="of:=MEDIAN([.B2:.B15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DEV</text:p>
          </table:table-cell>
          <table:table-cell table:formula="of:=STDEV([.A2:.A15])" office:value-type="float" office:value="1.1217137594956" calcext:value-type="float">
            <text:p>1.1217137594956</text:p>
          </table:table-cell>
          <table:table-cell table:formula="of:=STDEV([.B2:.B15])" office:value-type="float" office:value="0.755928946018455" calcext:value-type="float">
            <text:p>0.75592894601845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D.ERR</text:p>
          </table:table-cell>
          <table:table-cell table:formula="of:=[.D10]/SQRT([.D2])" office:value-type="float" office:value="0.299790612433049" calcext:value-type="float">
            <text:p>0.299790612433049</text:p>
          </table:table-cell>
          <table:table-cell table:formula="of:=[.E10]/SQRT([.E2])" office:value-type="float" office:value="0.202030508910442" calcext:value-type="float">
            <text:p>0.20203050891044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NF.INT</text:p>
          </table:table-cell>
          <table:table-cell table:formula="of:=CONFIDENCE(0.05;[.D10];[.D2])" office:value-type="float" office:value="0.587578803271982" calcext:value-type="float">
            <text:p>0.587578803271982</text:p>
          </table:table-cell>
          <table:table-cell table:formula="of:=CONFIDENCE(0.05;[.E10];[.E2])" office:value-type="float" office:value="0.395972521242765" calcext:value-type="float">
            <text:p>0.39597252124276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12" number:min-decimal-places="12"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4" number:min-decimal-places="14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11:01:44.582864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9T08:09:58.923380771</meta:creation-date>
    <dc:date>2021-03-09T11:11:47.582778294</dc:date>
    <meta:editing-duration>PT43M33S</meta:editing-duration>
    <meta:editing-cycles>7</meta:editing-cycles>
    <meta:generator>LibreOffice/7.0.4.2$Linux_X86_64 LibreOffice_project/00$Build-2</meta:generator>
    <meta:document-statistic meta:table-count="2" meta:cell-count="33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5.139cm" svg:y="4.201cm" style:legend-expansion="high" chart:style-name="ch2"/>
        <chart:plot-area chart:style-name="ch3" table:cell-range-address="Sheet1.G3:Sheet1.H12 Sheet1.G2:Sheet1.G2" chart:data-source-has-labels="both" svg:x="0.32cm" svg:y="0.18cm" svg:width="14.499cm" svg:height="8.64cm">
          <chart:coordinate-region svg:x="0.941cm" svg:y="0.379cm" svg:width="13.878cm" svg:height="7.794cm"/>
          <chart:axis chart:dimension="x" chart:name="primary-x" chart:style-name="ch4" chartooo:axis-type="auto">
            <chartooo:date-scale/>
            <chart:categories table:cell-range-address="Sheet1.H3:Sheet1.H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3:Sheet1.G12" chart:label-cell-address="Sheet1.G2:Sheet1.G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505">
                <text:p>505</text:p>
                <draw:g>
                  <svg:desc>Sheet1.H3:Sheet1.H12</svg:desc>
                </draw:g>
              </table:table-cell>
              <table:table-cell office:value-type="float" office:value="0">
                <text:p>0</text:p>
                <draw:g>
                  <svg:desc>Sheet1.G3:Sheet1.G12</svg:desc>
                </draw:g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954cm" svg:y="3.952cm" style:legend-expansion="high" chart:style-name="ch2"/>
        <chart:plot-area chart:style-name="ch3" table:cell-range-address="Sheet2.F2:Sheet2.H7" chart:data-source-has-labels="both" svg:x="0.32cm" svg:y="0.18cm" svg:width="14.314cm" svg:height="8.64cm">
          <chart:coordinate-region svg:x="0.756cm" svg:y="0.379cm" svg:width="13.878cm" svg:height="7.794cm"/>
          <chart:axis chart:dimension="x" chart:name="primary-x" chart:style-name="ch4" chartooo:axis-type="auto">
            <chartooo:date-scale/>
            <chart:categories table:cell-range-address="Sheet2.F3:Sheet2.F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G3:Sheet2.G7" chart:label-cell-address="Sheet2.G2:Sheet2.G2" chart:class="chart:bar">
            <chart:data-point chart:repeated="5"/>
          </chart:series>
          <chart:series chart:style-name="ch8" chart:values-cell-range-address="Sheet2.H3:Sheet2.H7" chart:label-cell-address="Sheet2.H2:Sheet2.H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Sheet2.G2:Sheet2.G2</svg:desc>
                </draw:g>
              </table:table-cell>
              <table:table-cell office:value-type="string">
                <text:p>f2</text:p>
                <draw:g>
                  <svg:desc>Sheet2.H2:Sheet2.H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2.F3:Sheet2.F7</svg:desc>
                </draw:g>
              </table:table-cell>
              <table:table-cell office:value-type="float" office:value="2">
                <text:p>2</text:p>
                <draw:g>
                  <svg:desc>Sheet2.G3:Sheet2.G7</svg:desc>
                </draw:g>
              </table:table-cell>
              <table:table-cell office:value-type="float" office:value="2">
                <text:p>2</text:p>
                <draw:g>
                  <svg:desc>Sheet2.H3:Sheet2.H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